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position="super 58%" style:text-underline-style="none"/>
    </style:style>
    <style:style style:name="T8" style:family="text">
      <style:text-properties style:text-line-through-style="none" style:text-position="0% 100%" style:text-underline-style="none"/>
    </style:style>
    <style:style style:name="T9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onathan (Biblical figure), Bar Mitzvah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2</text:p>
      <text:p text:style-name="P5">Number of Sheets<text:tab/><text:tab/><text:tab/><text:tab/>4</text:p>
      <text:p text:style-name="P5">Fragment<text:tab/>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On the character of Jonathan/</text:p>
      <text:p text:style-name="P2">the son of Saul./</text:p>
      <text:p text:style-name="P2">[Hebrew]/</text:p>
      <text:p text:style-name="P2"/>
      <text:p text:style-name="P3">[Page 1]</text:p>
      <text:p text:style-name="P3">Round the brows of many illustrious dead, garlands have/ been set, which an admiring world has woven. <text:s/>They fit well/ the brave who bled for their kindred and their country. <text:s/>They/ become the generous, who benefitted[sic!] the human race. <text:s/>But where/ is the chaplet to adorn the Chief among the noblest? <text:s/>Has/ it not been yet prepared? <text:s/>Ah! let <text:span text:style-name="T2">me</text:span><text:span text:style-name="T3"> crown the/ king of virtue, Jonathan the impersonation of self-/sacrificing friendship./</text:span></text:p>
      <text:p text:style-name="P3"><text:span text:style-name="T3">Dear hearers! <text:s/>In describing sentiments absolutely free from/ the dross of egotism, our ancient teachers present to the/ mind</text:span><text:span text:style-name="T4">s</text:span><text:span text:style-name="T6"> two Biblical characters [Hebrew]/ "What is love nurtured by no personal interest?" ask the/ Sages in one of their books of morals, and in answer to that/ query, they </text:span><text:span text:style-name="T4">station</text:span><text:span text:style-name="T6"> set before us David and Jonathan. <text:s/>But/ with all the veneration due to the authorities just cited, I/ feel impelled to </text:span><text:span text:style-name="T4">reverse</text:span><text:span text:style-name="T6"> transform the picture. <text:s/>I place the royal/ heir of the house of Saul first, and the shepherd hereafter./ <text:s/>I let Jonathan stand forth in bold relief, because to him/ has been </text:span><text:span text:style-name="T4">given preeminence</text:span><text:span text:style-name="T6"> assigned superiority in the soul-touching/ episode, a portion of which the Haftarah of this Sabbath/ graphically delineates./</text:span></text:p>
      <text:p text:style-name="P3"><text:span text:style-name="T6"/></text:p>
      <text:p text:style-name="P3"><text:span text:style-name="T6">[Page 2]</text:span></text:p>
      <text:p text:style-name="P3"><text:soft-page-break/><text:span text:style-name="T6">Would that a more skilful hand raised a being clothed/ in righteousness to the </text:span><text:span text:style-name="T4">place</text:span><text:span text:style-name="T6"> eminence which his merits entitle/ him to occupy, to a place where all might behold/ excellencies rare among mortals. <text:s/>But let your minds/ supply my inefficiencies, let your minds elevate to/ the highest pinnacle of moral greatness that scion of the Hebrew/ race, if I am too feeble to lift him above lowliness./</text:span></text:p>
      <text:p text:style-name="P3"><text:span text:style-name="T6">David had rolled away the shame, which a heathen/ warrior fastened on his people. <text:s/>The giant who defied/ the tribes and cursed the living god, was silenced in death/ with a stone whirled by the most dexterous slinger./ <text:s/>The head of Goliath perched upon his own trenchant/ sword, was brought to the camp of Israel, and the daring/ conqueror laid the trophy at the feet of his king. <text:s/>The/ sight </text:span><text:span text:style-name="T4">was inspiring</text:span><text:span text:style-name="T6"> inspired. <text:s/>Joyous songs, mingled with blithe-/-some dancing. <text:s/>The playing of timbrels and enlivening/ instruments echoed through the air. <text:s/>The shouting of/ victory rent the sky. <text:s/>But amidst that stirring scene,/ one man looked in ecstasy, and listened most intently./ <text:s/>He felt that what he saw and heard had suddenly/ transformed him into another being. <text:s/>Jonathan </text:span><text:span text:style-name="T4">expe-</text:span><text:span text:style-name="T6">/</text:span><text:span text:style-name="T4">-rienced</text:span><text:span text:style-name="T6"> felt a stream of the purest love opening within his heart;/</text:span></text:p>
      <text:p text:style-name="P3"><text:span text:style-name="T6"/></text:p>
      <text:p text:style-name="P3"><text:span text:style-name="T6">[Page 3]</text:span></text:p>
      <text:p text:style-name="P3"><text:span text:style-name="T6">or, to say it as the Bible </text:span><text:span text:style-name="T4">pithily</text:span><text:span text:style-name="T6"> most forcibly expresses it [Hebrew]/ [Hebrew] "his soul was knit with the soul of David"/ At that hour, he vowed eternal devotion to the avenger/ of his nation's honor. <text:s/>The mantle which showed his/ rank, the </text:span><text:span text:style-name="T4">raiment</text:span><text:span text:style-name="T6"> apparel which distinguished his person, he/ put upon the victor. <text:s/>The sword he had already unsheathed/ in defence of his native land, he offered unto the son of/ Jesse as a token of a lasting covenant; </text:span><text:span text:style-name="T4">nay,</text:span><text:span text:style-name="T6"> he even encircled/ his loins with the girdle which he himself had long manfully/ worn. <text:s/>David became his ideal. <text:s/>To fight at/ the side of the valiant youth for home and for religion,/ to be enkindled with patriotic zeal at the sound of the/ harp which he, above all could handle with a masterly touch,/ was Jonathan's highest aspiration. <text:s/>And these sentiments/ ever fresh and copious and overflowing, deepened in/ proportion as inconstant fortune ceased to smile/ upon the champion of Israel./</text:span></text:p>
      <text:p text:style-name="P3"><text:span text:style-name="T6">Profane history is not barren of instances, proving that/ men can be mutually bound with the strongest ties of affection./ <text:s/>Every child has read the incident related of two famous individuals/ in ancient Syracuse./</text:span></text:p>
      <text:p text:style-name="P3"><text:span text:style-name="T6"/></text:p>
      <text:p text:style-name="P3"><text:span text:style-name="T6">[Page 4]</text:span></text:p>
      <text:p text:style-name="P3"><text:span text:style-name="T6">We all can remember, when the story of Damon and/ Pythias, said to have been eager to die for one another,/ affected us sensibly. <text:s/></text:span><text:span text:style-name="T4">Yet</text:span><text:span text:style-name="T6"> But, Jonathan the Hebrew,/ has distanced those model characters. <text:s/>Jonathan has/ outshone all bright exemplars of human friendship./ <text:s/>The deeds single him out among the greatest. <text:s/>For, we/ may brave dangers, jeopardize life, crave for death to/ save one whom we dearly love, but ot bear for his sake the/ anger, the soul-harrowing rebuke, the public contu-/-mely, the </text:span><text:span text:style-name="T4">exeration</text:span><text:span text:style-name="T6"> curse of a father; to be exposed to the/ murderous assault of an envious king: aye; to endure/ that and gladly </text:span><text:span text:style-name="T4">yeild</text:span><text:span text:style-name="T6"> relinquish position and the glory of an/ hereditary crown for a friend, is a virtue partaking/ of the celestial. <text:s/>And a divine virtue it was/ that knit the soul of Jonathan with the soul of/ David. <text:s/>Divine, because founded upon religious/ faith. In the name of Israel's God was their enduring/ affection pledged. <text:s/>It drew inspiration from on high,/ hence it was mighty, immutable and true. <text:s/>For,/ that is the vital element of friendship. <text:s/>To be durable,/ it must be kept fresh by a heavenly source. <text:s/>Then will/ it survive the object for whom it is cherished, extending/ far into the future, even among </text:span><text:span text:style-name="T4">our</text:span><text:span text:style-name="T6"> his posterity./</text:span></text:p>
      <text:p text:style-name="P3"><text:span text:style-name="T6"/></text:p>
      <text:p text:style-name="P3"><text:span text:style-name="T6">[Page 5]</text:span></text:p>
      <text:p text:style-name="P3"><text:span text:style-name="T6">None who have given the subject due reflection, will/ confound mere personal regard or good-will with friendship,/ nor consonance of sentiments with that feeling, which per-/-vades and governs our life. <text:s/>Friends will, of course, abide/ together in harmony, experience reciprocal esteem and wish/ one another well, but not all those who so act, can be/ considered enkindled by that heavenly spark which I/ call </text:span><text:soft-page-break/><text:span text:style-name="T6">friendship, and of which we have been given a sublime pattern/ in our Haftarah. <text:s/>And what shall I say of that/ so styled friendship among the worldly? <text:s/>The friendship nou-/-rished by convival repasts, the friendship formed upon the/ brimful </text:span><text:span text:style-name="T4">cof</text:span><text:span text:style-name="T6"> cup, or in the resorts of wanton pleasures;/ that sensation restless, fickle, clinging only to the ima-/-gination! <text:s/>Is that to assume the name of the all-en-/-nobling sentiment, so steady and constant, which is fastened/ to the very </text:span><text:span text:style-name="T4">strings</text:span><text:span text:style-name="T6"> fibres of our hearts? <text:s/>Will any draw a com-/-parison between what grows stronger and sweeter with years,/ and that which lasts till time works certain changes, when/ it takes itself wings and flies away? <text:s/>As well might we/ liken a meteor to the luminary that rules the day, or a night-/blooming flower to the sturdy oak!/</text:span></text:p>
      <text:p text:style-name="P3"><text:span text:style-name="T6"/></text:p>
      <text:p text:style-name="P3"><text:span text:style-name="T6">[Page 6]</text:span></text:p>
      <text:p text:style-name="P3"><text:span text:style-name="T6">No: real friendship </text:span><text:span text:style-name="T4">gives</text:span><text:span text:style-name="T6"> offers sustenance and comfort and/ ornament to this earthly existence, but that which/ inappropriately takes its name often vexes, and stains/ and finally destroys human life. <text:s/>The former faces/ difficulties; bears humiliation, even public contempt for the being/ loved, as a father will bear all for the sake of his/ child, or as a wife will endure pangs of death for/ him who has plighted his 2 sacred honor </text:span><text:span text:style-name="T4">and faith</text:span><text:span text:style-name="T6"> in</text:span><text:span text:style-name="T7">1</text:span><text:span text:style-name="T8"> her behalf;/ but the latter, the latter, O youthful hearers! will hold/ you by the hand while all around shows security, but let/ a sea of trouble rise, and it will seize the first plank/ whereon to reach the shore safely, leaving you behind/ to struggle with the angry waves. <text:s/>But no illu-/-stration of the subject treated, can (the poverty of) my intel-/-lect bring forth equal in pathos to that which we have/ read this Sabbath./</text:span></text:p>
      <text:p text:style-name="P3"><text:span text:style-name="T8">The intrepid valor of David, which had awakened popu-/-lar enthusiasm, stirred up irreconcilable hatred in the/ bosom of a Ruler for whom he had gallantly fought./ <text:s/>He that had put the Philistines </text:span><text:span text:style-name="T5">often</text:span><text:span text:style-name="T8"> frequently to flight was/ forced to flee apace from parents &amp; from home./</text:span></text:p>
      <text:p text:style-name="P3"><text:span text:style-name="T8"/></text:p>
      <text:p text:style-name="P3"><text:span text:style-name="T8">[Page 7]</text:span></text:p>
      <text:p text:style-name="P3"><text:span text:style-name="T8">Hotly pursued, he sought a temporary refuge, where/ Samuel lived. <text:s/>(Surrounded there by royal officers,) he/ succeeded in eluding detection, and in searching and finding/ his faithful Jonathan. <text:s/>Utterly dejected, </text:span><text:span text:style-name="T5">trembling at</text:span><text:span text:style-name="T8"> terror-stricken by the sword/ which hung by a hair</text:span><text:span text:style-name="T5">-breadth</text:span><text:span text:style-name="T8"> above his head, the exile/ pours out in that meeting his soul full of sorrow and of/ dread. <text:s/>"Thou shalt not die, forbid it God" exclaims/ the loving Jonathan with all the ardor of his glowing na-/-ture. <text:s/>"It cannot be, my father would not hide from/ me so atrocious a purpose. <text:s/>He does not harbor it./ <text:s/>Trust me David." <text:s/>But the latter speaks. <text:s/>In accents/ full of tenderness he assures Jonathan that only a/ narrow step separates him form the yawning grave; that/ he will deem a thrust of his friend's sword into his breast,/ if merited by reason of faults committed, a kindly favor,/ for it will deliver him from the dagger of the assassin./ <text:s/>You know, my Brethren! how the son of Saul endea-/-voured to reassure the agitated son of Jesse. <text:s/>You/ are acquainted with the plan which was to reveal/ the mind of the king, and apprize the exile of his/ safety or his danger. <text:s/>You </text:span><text:span text:style-name="T5">reca</text:span><text:span text:style-name="T8"> can recall the banquet,/ at the palace, the pointed question, the pre-arranged answer,/ the </text:span><text:span text:style-name="T5">kings</text:span><text:span text:style-name="T8"> royal threat, and the escape./</text:span></text:p>
      <text:p text:style-name="P3"><text:span text:style-name="T8"/></text:p>
      <text:p text:style-name="P3"><text:span text:style-name="T8">[Page 8]</text:span></text:p>
      <text:p text:style-name="P3"><text:span text:style-name="T8">But have you noted how inimitably grand in its/ unselfishness is the language of Jonathan at the in-/-terview secretely[sic!] held in the forest? <text:s/>"By the Lord God/ of Israel I will sound my father about to-morrow, or/ the day after: if it pleases my father to do thee harm/ I will inform thee, that thou mayest depart and go/ away in peace.....And thou, wilt thou not, if I am/ yet alive, show me the loving kindness of the Lord, that/ I may not die? <text:s/>Thou wilt not withdraw thy/ favor from my household for ever, when the Lord shall/ have destroyed David's enemies, every one form off the/ face of the earth." <text:s/>The heir apparent to the/ crown of Israel, craves for the enduring attachment/ and protection of a youth straining then his looks to find/ a shelter. <text:s/>He in whose power it was, at a stroke/ to have cut off every hope in a rival to reach the throne,/ entreats the trembling fugitive to cherish even towards his/ children sentiments of generous affection. <text:s/>Nay: more,/ in that hour of intense gloom to David, Jonathan </text:span><text:soft-page-break/><text:span text:style-name="T8">brightens/ his horizon, and opening before his vision a glorious future,/</text:span></text:p>
      <text:p text:style-name="P3"><text:span text:style-name="T8"/></text:p>
      <text:p text:style-name="P3"><text:span text:style-name="T8">[Page 9]</text:span></text:p>
      <text:p text:style-name="P6"><text:span text:style-name="T9">makes him</text:span><text:span text:style-name="T8"> swears again to him a friendship deep and end-/-less; for, adds the inspired historian [Hebrew]/ "he loved him like his own soul."/</text:span></text:p>
      <text:p text:style-name="P6"><text:span text:style-name="T8">Prince of virtue! illustrious son of our race! <text:s/>Thine was/ a heart that angels bathed in purity. <text:s/>Envy feared to/ approach it, for it swelled with emotions repelling what/ is ignoble in nature. <text:s/>The sceptre lay within/ thy reach; O Jonathan! yet, thou didst encourage him/ to seize it, whom thou </text:span><text:span text:style-name="T9">chosest as</text:span><text:span text:style-name="T8"> deemedst thy superior./ <text:s/>To set him forward, thou wouldst voluntarily with-/-draw into obscurity. <text:s/>Too ethereal was thy being/ to abide long in a terrestrial tenement. <text:s/></text:span><text:span text:style-name="T9">The</text:span><text:span text:style-name="T8"> Mount/ </text:span><text:span text:style-name="T9">of</text:span><text:span text:style-name="T8"> Gilboa drank thy precious blood spilt for </text:span><text:span text:style-name="T9">thy</text:span><text:span text:style-name="T8"> country and/ religion, but </text:span><text:span text:style-name="T9">the</text:span><text:span text:style-name="T8"> a hand from above early lifted thee/ into that sphere of love, fresh and perennial as that/ which thou didst cherish.....But has man raised/ no monument to thy virtue, upon earth? <text:s/>Didst thou/ leave a world, which thy excellencies adorned, unre-/-corded by posterity? <text:s/>No: immortal as thy spirit,/ is the statue erected to thy name, O </text:span><text:span text:style-name="T9">noble</text:span><text:span text:style-name="T8"> loving Jonathan!/ <text:s/>It stands in a spot, which neither the worms can/ </text:span><text:span text:style-name="T9">can</text:span><text:span text:style-name="T8"> corrode, nor the elements wear away./</text:span></text:p>
      <text:p text:style-name="P6"><text:span text:style-name="T8"/></text:p>
      <text:p text:style-name="P6"><text:span text:style-name="T8">[Page 10]</text:span></text:p>
      <text:p text:style-name="P6"><text:span text:style-name="T8">In the book of books. <text:s/>Thy friend David placed it in that eminence./ <text:s/>And we, his lineal posterity still gaze thereupon, in/ admiration of his genius, and of thy sublime character./ <text:s/>Brethren! <text:s/>Choose the softest of modern languages,/ even that of poesy and of song, and it will fail to reproduce the intensity of affect-/-ion, which a plaintive sentence in the Hebrew breathes out./ <text:s/>"Thou was very sweet to me; thy love for me surpassed a woman's/ love" are words full of pathos, but they fall short of/ the beauty which the original represent [Hebrew]/ [Hebrew]. <text:s/>And yet the Hebrew is the/ language which American Israelites cast aside/ as unadapted for prayer and for praise. <text:s/>The </text:span><text:span text:style-name="T9">tongue</text:span><text:span text:style-name="T8"> language/ in which the Shepherd bard lamented the death of/ his friend in accents incomparably grand, is rejected,/ and those whose duty it is to </text:span><text:span text:style-name="T9">touch it</text:span><text:span text:style-name="T8"> foster its culture are demanded,/ with a sacrilegious hand to thrust it out of the/ Synagogue! <text:s/>Strangers to Jonathan and David, must/ read and take delight in the poetical effusions of our/ Bible, but those to whom </text:span><text:span text:style-name="T9">it</text:span><text:span text:style-name="T8"> the volume of inspiration was bequeathed as an/ inheritance must </text:span><text:span text:style-name="T9">deem</text:span><text:span text:style-name="T8"> consider its study profitless and irksome./</text:span></text:p>
      <text:p text:style-name="P6"><text:span text:style-name="T8"/></text:p>
      <text:p text:style-name="P6"><text:span text:style-name="T8">[Page 11]</text:span></text:p>
      <text:p text:style-name="P6"><text:span text:style-name="T8">But you, my young brother, Bar Mitzvah, listen not/ to those who will advice the discontinuance of a study/ which has enabled you this day to stand before the/ congregation of Israel. <text:s/>The knowledge you have/ acquired, will, besides its religious advantage, prove to/ you, wherever you may go, a word of recognition among/ the millions who believe in One God, and revere the/ volumes, a portion of which you have just publicly/ read. <text:s/>I would not discourage your seeking an acquain-/-tance with other branches of learning. <text:s/>Let your object/ be to become enlightened, refined and exalted by means/ of a varied instruction. <text:s/>But do not despise what is holy;/ do not join the band of </text:span><text:span text:style-name="T9">J</text:span><text:span text:style-name="T8"> unjewish Jews, who through/ overweening conceit, discard objects in which their predecessors/ took pleasure, believing that whatever is old is effete,/ and only what is novel bears the seeds of perfection./ <text:s/>Be loyal to your religion, fond of the grand language,/ in which it was imparted to us by prophets and Sages,/ and attached to the precepts, which, as you have acknow-/-ledge this Sabbath, contain divine truths, and lead to a life/ eternal. <text:s/>In that promised existence a righteous Judge/ will reward His creatures, according to the manner in which/</text:span></text:p>
      <text:p text:style-name="P6"><text:span text:style-name="T8"/></text:p>
      <text:p text:style-name="P6"><text:span text:style-name="T8">[Page 12]</text:span></text:p>
      <text:p text:style-name="P6"><text:span text:style-name="T8">they have exercised their faculties. <text:s/>Therefore I earnestly/ pray that you may ever employ yours to the honor/ of your faith, and to the credit of a father and a/ family, who are happy that you have been spared/ to celebrate your religious majority, in the house of the/ Lord God of Israel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12:00:49.51</meta:creation-date>
    <meta:document-statistic meta:table-count="0" meta:image-count="0" meta:object-count="0" meta:page-count="5" meta:paragraph-count="93" meta:word-count="2474" meta:character-count="14932"/>
    <dc:date>2012-11-20T14:27:08.63</dc:date>
    <meta:editing-duration>PT6M16S</meta:editing-duration>
    <meta:editing-cycles>1</meta:editing-cycles>
    <meta:generator>OpenOffice.org/3.4.1$Win32 OpenOffice.org_project/341m1$Build-9593</meta:generator>
  </office:meta>
</office:document-meta>
</file>